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25cm"/>
      <style:paragraph-properties style:writing-mode="lr-tb"/>
    </style:style>
    <style:style style:name="gr2" style:family="graphic" style:parent-style-name="standard">
      <style:graphic-properties svg:stroke-width="0.106cm" svg:stroke-color="#069a2e" draw:marker-start-width="0.359cm" draw:marker-end-width="0.359cm" draw:stroke-linejoin="round" draw:fill-color="#ffffff" draw:textarea-horizontal-align="justify" draw:textarea-vertical-align="middle" draw:auto-grow-height="false" fo:min-height="1.75cm" fo:min-width="3.25cm" fo:padding-top="0.178cm" fo:padding-bottom="0.178cm" fo:padding-left="0.303cm" fo:padding-right="0.303cm" loext:glow-radius="0cm" loext:glow-color="#069a2e" loext:glow-transparency="9%" loext:softedge-radius="0cm"/>
      <style:paragraph-properties style:writing-mode="lr-tb"/>
    </style:style>
    <style:style style:name="gr3" style:family="graphic" style:parent-style-name="standard">
      <style:graphic-properties svg:stroke-width="0.106cm" svg:stroke-color="#069a2e" draw:marker-start-width="0.359cm" draw:marker-end-width="0.359cm" draw:stroke-linejoin="round" draw:fill-color="#ffffff" draw:textarea-horizontal-align="justify" draw:textarea-vertical-align="middle" draw:auto-grow-height="false" fo:min-height="2.5cm" fo:min-width="3.25cm" fo:padding-top="0.178cm" fo:padding-bottom="0.178cm" fo:padding-left="0.303cm" fo:padding-right="0.303cm" loext:glow-radius="0cm" loext:glow-color="#069a2e" loext:glow-transparency="9%" loext:softedge-radius="0cm"/>
      <style:paragraph-properties style:writing-mode="lr-tb"/>
    </style:style>
    <style:style style:name="gr4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2.5cm"/>
      <style:paragraph-properties style:writing-mode="lr-tb"/>
    </style:style>
    <style:style style:name="gr5" style:family="graphic" style:parent-style-name="standard">
      <style:graphic-properties svg:stroke-width="0.106cm" svg:stroke-color="#666666" draw:marker-start-width="0.359cm" draw:marker-end-width="0.359cm" draw:stroke-linejoin="round" draw:fill-color="#ffffff" draw:textarea-horizontal-align="justify" draw:textarea-vertical-align="middle" draw:auto-grow-height="false" fo:min-height="1.644cm" fo:min-width="3.894cm" fo:padding-top="0.178cm" fo:padding-bottom="0.178cm" fo:padding-left="0.303cm" fo:padding-right="0.303cm" loext:glow-radius="0cm" loext:glow-color="#069a2e" loext:glow-transparency="66%" loext:softedge-radius="0cm"/>
      <style:paragraph-properties style:writing-mode="lr-tb"/>
    </style:style>
    <style:style style:name="gr6" style:family="graphic" style:parent-style-name="objectwithoutfill">
      <style:graphic-properties draw:stroke="solid" draw:stroke-dash="Dot" svg:stroke-width="0.106cm" svg:stroke-color="#80808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183cm"/>
      <style:paragraph-properties style:writing-mode="lr-tb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cm" svg:height="1.5cm" svg:x="3.25cm" svg:y="5.05cm">
          <draw:text-box>
            <text:p text:style-name="P1"><text:span text:style-name="T1">Scores:</text:span></text:p>
          </draw:text-box>
        </draw:frame>
        <draw:frame draw:style-name="gr1" draw:text-style-name="P2" draw:layer="layout" svg:width="4cm" svg:height="1.5cm" svg:x="1.75cm" svg:y="1.3cm">
          <draw:text-box>
            <text:p text:style-name="P1"><text:span text:style-name="T1">Overall rating:</text:span></text:p>
          </draw:text-box>
        </draw:frame>
        <draw:frame draw:style-name="gr1" draw:text-style-name="P2" draw:layer="layout" svg:width="3cm" svg:height="1.5cm" svg:x="2.75cm" svg:y="9.35cm">
          <draw:text-box>
            <text:p text:style-name="P1"><text:span text:style-name="T1">Summary variables:</text:span></text:p>
          </draw:text-box>
        </draw:frame>
        <draw:frame draw:style-name="gr1" draw:text-style-name="P2" draw:layer="layout" svg:width="3.25cm" svg:height="1.5cm" svg:x="2.5cm" svg:y="13.55cm">
          <draw:text-box>
            <text:p text:style-name="P1"><text:span text:style-name="T1">Underlying variables:</text:span></text:p>
          </draw:text-box>
        </draw:frame>
        <draw:custom-shape draw:style-name="gr2" draw:text-style-name="P4" draw:layer="layout" svg:width="3.75cm" svg:height="2cm" svg:x="8cm" svg:y="5.05cm">
          <text:p text:style-name="P3"><text:span text:style-name="T2">Public </text:span></text:p>
          <text:p text:style-name="P3"><text:span text:style-name="T2">green space</text:span></text:p>
          <text:p text:style-name="P3"><text:span text:style-name="T2">(amou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75cm" svg:height="2.75cm" svg:x="8cm" svg:y="9.05cm">
          <text:p text:style-name="P3"><text:span text:style-name="T2">Public </text:span></text:p>
          <text:p text:style-name="P3"><text:span text:style-name="T2">green space </text:span></text:p>
          <text:p text:style-name="P3"><text:span text:style-name="T2">per capita </text:span></text:p>
          <text:p text:style-name="P3"><text:span text:style-name="T2">(m</text:span><text:span text:style-name="T3">2 </text:span><text:span text:style-name="T4">per pers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75cm" svg:height="2.75cm" svg:x="8cm" svg:y="13.55cm">
          <draw:text-box>
            <text:list text:style-name="L1">
              <text:list-item>
                <text:p text:style-name="P5"><text:span text:style-name="T2">Population</text:span></text:p>
              </text:list-item>
              <text:list-item>
                <text:p text:style-name="P5"><text:span text:style-name="T2">Public green space</text:span></text:p>
              </text:list-item>
              <text:list-item>
                <text:p text:style-name="P5"><text:span text:style-name="T2">...</text:span></text:p>
              </text:list-item>
            </text:list>
          </draw:text-box>
        </draw:frame>
        <draw:custom-shape draw:style-name="gr2" draw:text-style-name="P4" draw:layer="layout" svg:width="3.75cm" svg:height="2cm" svg:x="14.75cm" svg:y="1.3cm">
          <text:p text:style-name="P3"><text:span text:style-name="T2">Green space </text:span></text:p>
          <text:p text:style-name="P3"><text:span text:style-name="T2">deprivation 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75cm" svg:height="2cm" svg:x="14.75cm" svg:y="5.05cm">
          <text:p text:style-name="P3"><text:span text:style-name="T2">Public </text:span></text:p>
          <text:p text:style-name="P3"><text:span text:style-name="T2">green space</text:span></text:p>
          <text:p text:style-name="P3"><text:span text:style-name="T2">(accessibilit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75cm" svg:height="2.75cm" svg:x="14.75cm" svg:y="9.05cm">
          <text:p text:style-name="P3"><text:span text:style-name="T2">% of population </text:span></text:p>
          <text:p text:style-name="P3"><text:span text:style-name="T2">within a 5 min </text:span></text:p>
          <text:p text:style-name="P3"><text:span text:style-name="T2">walk of public </text:span></text:p>
          <text:p text:style-name="P3"><text:span text:style-name="T2">green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75cm" svg:height="2.75cm" svg:x="14.55cm" svg:y="13.55cm">
          <draw:text-box>
            <text:list text:style-name="L1">
              <text:list-item>
                <text:p text:style-name="P5"><text:span text:style-name="T2">Population</text:span></text:p>
              </text:list-item>
              <text:list-item>
                <text:p text:style-name="P5"><text:span text:style-name="T2">Public green space</text:span></text:p>
              </text:list-item>
              <text:list-item>
                <text:p text:style-name="P5"><text:span text:style-name="T2">...</text:span></text:p>
              </text:list-item>
            </text:list>
          </draw:text-box>
        </draw:frame>
        <draw:custom-shape draw:style-name="gr2" draw:text-style-name="P4" draw:layer="layout" svg:width="3.75cm" svg:height="2cm" svg:x="21.3cm" svg:y="5.05cm">
          <text:p text:style-name="P3"><text:span text:style-name="T2">Garden space</text:span></text:p>
          <text:p text:style-name="P3"><text:span text:style-name="T2">(amou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75cm" svg:height="2.75cm" svg:x="21.3cm" svg:y="9.05cm">
          <text:p text:style-name="P3"><text:span text:style-name="T2">Garden space </text:span></text:p>
          <text:p text:style-name="P3"><text:span text:style-name="T2">per capita</text:span></text:p>
          <text:p text:style-name="P7"><text:span text:style-name="T2">(m</text:span><text:span text:style-name="T3">2 </text:span><text:span text:style-name="T4">per pers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75cm" svg:height="2.75cm" svg:x="21.3cm" svg:y="13.55cm">
          <draw:text-box>
            <text:list text:style-name="L1">
              <text:list-item>
                <text:p text:style-name="P5"><text:span text:style-name="T2">Population</text:span></text:p>
              </text:list-item>
              <text:list-item>
                <text:p text:style-name="P5"><text:span text:style-name="T2">Garden space</text:span></text:p>
              </text:list-item>
              <text:list-item>
                <text:p text:style-name="P5"><text:span text:style-name="T2">...</text:span></text:p>
              </text:list-item>
            </text:list>
          </draw:text-box>
        </draw:frame>
        <draw:frame draw:style-name="gr1" draw:text-style-name="P2" draw:layer="layout" svg:width="3cm" svg:height="1.5cm" svg:x="2.6cm" svg:y="18.2cm">
          <draw:text-box>
            <text:p text:style-name="P1"><text:span text:style-name="T1">Public Datasets:</text:span></text:p>
          </draw:text-box>
        </draw:frame>
        <draw:custom-shape draw:style-name="gr2" draw:text-style-name="P4" draw:layer="layout" svg:width="3.75cm" svg:height="2cm" svg:x="10.9cm" svg:y="17.7cm">
          <text:p text:style-name="P3"><text:span text:style-name="T2">ONS green </text:span></text:p>
          <text:p text:style-name="P3"><text:span text:style-name="T2">spac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5cm" svg:height="2cm" svg:x="17.75cm" svg:y="17.7cm">
          <text:p text:style-name="P3"><text:span text:style-name="T2">Indices of Multiple </text:span></text:p>
          <text:p text:style-name="P3"><text:span text:style-name="T2">Deprivation dat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1.75cm" svg:y1="5cm" svg:x2="14.5cm" svg:y2="3.5cm">
          <text:p/>
        </draw:line>
        <draw:line draw:style-name="gr6" draw:text-style-name="P8" draw:layer="layout" svg:x1="16.6cm" svg:y1="5cm" svg:x2="16.6cm" svg:y2="3.5cm">
          <text:p/>
        </draw:line>
        <draw:line draw:style-name="gr6" draw:text-style-name="P8" draw:layer="layout" svg:x1="16.6cm" svg:y1="9.014cm" svg:x2="16.6cm" svg:y2="7.514cm">
          <text:p/>
        </draw:line>
        <draw:line draw:style-name="gr6" draw:text-style-name="P8" draw:layer="layout" svg:x1="16.6cm" svg:y1="13.528cm" svg:x2="16.6cm" svg:y2="12.028cm">
          <text:p/>
        </draw:line>
        <draw:line draw:style-name="gr6" draw:text-style-name="P8" draw:layer="layout" svg:x1="23.2cm" svg:y1="13.542cm" svg:x2="23.2cm" svg:y2="12.042cm">
          <text:p/>
        </draw:line>
        <draw:line draw:style-name="gr6" draw:text-style-name="P8" draw:layer="layout" svg:x1="9.8cm" svg:y1="13.542cm" svg:x2="9.8cm" svg:y2="12.042cm">
          <text:p/>
        </draw:line>
        <draw:line draw:style-name="gr6" draw:text-style-name="P8" draw:layer="layout" svg:x1="23.2cm" svg:y1="9.028cm" svg:x2="23.2cm" svg:y2="7.528cm">
          <text:p/>
        </draw:line>
        <draw:line draw:style-name="gr6" draw:text-style-name="P8" draw:layer="layout" svg:x1="9.8cm" svg:y1="9.028cm" svg:x2="9.8cm" svg:y2="7.528cm">
          <text:p/>
        </draw:line>
        <draw:line draw:style-name="gr6" draw:text-style-name="P8" draw:layer="layout" svg:x1="21.337cm" svg:y1="5.014cm" svg:x2="18.75cm" svg:y2="3.5cm">
          <text:p/>
        </draw:line>
        <draw:line draw:style-name="gr6" draw:text-style-name="P8" draw:layer="layout" svg:x1="12.8cm" svg:y1="17.642cm" svg:x2="12.8cm" svg:y2="16.142cm">
          <text:p/>
        </draw:line>
        <draw:line draw:style-name="gr6" draw:text-style-name="P8" draw:layer="layout" svg:x1="20cm" svg:y1="17.669cm" svg:x2="20cm" svg:y2="16.169cm">
          <text:p/>
        </draw:line>
        <draw:frame draw:style-name="gr7" draw:text-style-name="P10" draw:layer="layout" svg:width="8.6cm" svg:height="1.433cm" svg:x="20.4cm" svg:y="16.75cm">
          <draw:text-box>
            <text:p text:style-name="P9"><text:span text:style-name="T5">Population data used in per capita calculation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09:06:41.298000000</meta:creation-date>
    <dc:date>2021-01-09T10:02:53.083000000</dc:date>
    <meta:editing-duration>PT45M28S</meta:editing-duration>
    <meta:editing-cycles>8</meta:editing-cycles>
    <meta:generator>LibreOffice/7.0.3.1$Windows_X86_64 LibreOffice_project/d7547858d014d4cf69878db179d326fc3483e082</meta:generator>
    <meta:document-statistic meta:object-count="29"/>
  </office:meta>
</office:document-meta>
</file>